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82cm" draw:z-index="0"><draw:image xlink:href="../../odt_eng/images/0125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7">Minimum</text:span></text:span><text:span text:style-name="T8"> </text:span><text:span text:style-name="Основной_20_шрифт_20_абзаца"><text:span text:style-name="T7">at inputs</text:span>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88cm" svg:height="1.349cm" draw:z-index="0"><draw:image xlink:href="../../odt_eng/images/0125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is </text:span></text:span><text:span text:style-name="Основной_20_шрифт_20_абзаца"><text:span text:style-name="T4">vectorized </text:span></text:span><text:span text:style-name="Основной_20_шрифт_20_абзаца"><text:span text:style-name="T3">and performs the elementwise calculation for the minimum or maximum of current input values</text:span></text:span><text:span text:style-name="Основной_20_шрифт_20_абзаца"><text:span text:style-name="T3">:</text:span></text:span></text:p>
            <text:p text:style-name="P4"><draw:frame draw:style-name="fr3" draw:name="Объект1" text:anchor-type="as-char" svg:width="6.412cm" svg:height="0.683cm" draw:z-index="0"><draw:object xlink:href="./Object 7" xlink:type="simple" xlink:show="embed" xlink:actuate="onLoad"/><draw:image xlink:href="./ObjectReplacements/Object 7" xlink:type="simple" xlink:show="embed" xlink:actuate="onLoad"/></draw:frame><text:span text:style-name="Основной_20_шрифт_20_абзаца"><text:span text:style-name="T3">or</text:span></text:span><text:span text:style-name="Основной_20_шрифт_20_абзаца"><text:span text:style-name="T3"><draw:frame draw:style-name="fr3" draw:name="Object1" text:anchor-type="as-char" svg:width="6.507cm" svg:height="0.683cm" draw:z-index="0"><draw:object xlink:href="./Object 8" xlink:type="simple" xlink:show="embed" xlink:actuate="onLoad"/><draw:image xlink:href="./ObjectReplacements/Object 8" xlink:type="simple" xlink:show="embed" xlink:actuate="onLoad"/><svg:title>formula</svg:title></draw:frame></text:span></text:span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 </text:span></text:span><text:span text:style-name="Основной_20_шрифт_20_абзаца"><text:span text:style-name="T3"><draw:frame draw:style-name="fr3" draw:name="Объект2" text:anchor-type="as-char" svg:width="0.36cm" svg:height="0.549cm" draw:z-index="0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Основной_20_шрифт_20_абзаца"><text:span text:style-name="T3"> </text:span></text:span><text:span text:style-name="Основной_20_шрифт_20_абзаца"><text:span text:style-name="T3">is for the vector element No.</text:span></text:span><text:span text:style-name="Основной_20_шрифт_20_абзаца"><text:span text:style-name="T3">,</text:span></text:span><text:span text:style-name="Основной_20_шрифт_20_абзаца"><text:span text:style-name="T3"> </text:span></text:span><text:span text:style-name="Основной_20_шрифт_20_абзаца"><text:span text:style-name="T3"><draw:frame draw:style-name="fr3" draw:name="Объект3" text:anchor-type="as-char" svg:width="1.201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3">is for the first input vector</text:span></text:span><text:span text:style-name="Основной_20_шрифт_20_абзаца"><text:span text:style-name="T3">,</text:span></text:span><text:span text:style-name="Основной_20_шрифт_20_абзаца"><text:span text:style-name="T3"> </text:span></text:span><text:span text:style-name="Основной_20_шрифт_20_абзаца"><text:span text:style-name="T3"><draw:frame draw:style-name="fr3" draw:name="Объект4" text:anchor-type="as-char" svg:width="1.214cm" svg:height="0.621cm" draw:z-index="0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Основной_20_шрифт_20_абзаца"><text:span text:style-name="T3">is for the second input vector</text:span></text:span><text:span text:style-name="Основной_20_шрифт_20_абзаца"><text:span text:style-name="T3">,</text:span></text:span><text:span text:style-name="Основной_20_шрифт_20_абзаца"><text:span text:style-name="T3"> </text:span></text:span><text:span text:style-name="Основной_20_шрифт_20_абзаца"><text:span text:style-name="T3"><draw:frame draw:style-name="fr3" draw:name="Объект5" text:anchor-type="as-char" svg:width="1.087cm" svg:height="0.564cm" draw:z-index="0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Основной_20_шрифт_20_абзаца"><text:span text:style-name="T3">is for the output vector</text:span></text:span><text:span text:style-name="Основной_20_шрифт_20_абзаца"><text:span text:style-name="T3">.</text:span></text:span></text:p>
            <text:p text:style-name="Text_20_body"><text:span text:style-name="Основной_20_шрифт_20_абзаца"><text:span text:style-name="T4">Properties</text:span></text:span>:</text:p>
            <text:list xml:id="list2166066922476281177" text:style-name="L1">
              <text:list-item>
                <text:p text:style-name="P6">Number of ports – number of unit input ports;</text:p>
              </text:list-item>
              <text:list-item>
                <text:p text:style-name="P6">Type of operation – type of operation: minimum or maximum.</text:p>
              </text:list-item>
            </text:list>
            <text:p text:style-name="Text_20_body"><text:span text:style-name="Основной_20_шрифт_20_абзаца"><text:span text:style-name="T5">Note</text:span></text:span><text:span text:style-name="Основной_20_шрифт_20_абзаца"><text:span text:style-name="T5">:</text:span></text:span><text:span text:style-name="Основной_20_шрифт_20_абзаца"><text:span text:style-name="T2"> </text:span></text:span><text:span text:style-name="Основной_20_шрифт_20_абзаца"><text:span text:style-name="T2">to realize the vector processing any signals to be transformed shall be “compressed” in a vector input signal by means of a typical </text:span></text:span><text:span text:style-name="Основной_20_шрифт_20_абзаца"><text:span text:style-name="T6">Multiplexer</text:span></text:span><text:span text:style-name="Основной_20_шрифт_20_абзаца"><text:span text:style-name="T2"> unit.</text:span>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Минимум по входам</dc:title>
    <meta:initial-creator>hp</meta:initial-creator>
    <meta:creation-date>2012-02-15T20:55:00</meta:creation-date>
    <dc:date>2012-03-05T20:38:06.52</dc:date>
    <meta:editing-cycles>4</meta:editing-cycles>
    <meta:editing-duration>PT2H22M5S</meta:editing-duration>
    <dc:creator>Александр </dc:creator>
    <meta:document-statistic meta:character-count="560" meta:image-count="2" meta:object-count="6" meta:page-count="1" meta:paragraph-count="12" meta:table-count="1" meta:word-count="99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25.odt/Normal.dotm"/>
  </office:meta>
</office:document-meta>
</file>

<file path=Object 10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11/content.xml><?xml version="1.0" encoding="utf-8"?>
<math xmlns="http://www.w3.org/1998/Math/MathML">
  <semantics>
    <mrow>
      <msub>
        <mi>u</mi>
        <mn>2</mn>
      </msub>
      <mrow>
        <mo stretchy="false">(</mo>
        <mrow>
          <mi>t</mi>
        </mrow>
        <mo stretchy="false">)</mo>
      </mrow>
    </mrow>
    <annotation encoding="StarMath 5.0">u_2(t)</annotation>
  </semantics>
</math>
</file>

<file path=Object 1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n>...</mn>
        </mrow>
      </mfenced>
    </mrow>
    <annotation encoding="StarMath 5.0">y_i(t) = min left ( u_{1,i}(t), ~ u_{2,i}(t), ~ ... right )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ax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n>...</mn>
        </mrow>
      </mfenced>
    </mrow>
    <annotation encoding="StarMath 5.0">y_i(t) = max left ( u_{1,i}(t), ~ u_{2,i}(t), ~ ... right )</annotation>
  </semantics>
</math>
</file>

<file path=Object 9/content.xml><?xml version="1.0" encoding="utf-8"?>
<math xmlns="http://www.w3.org/1998/Math/MathML">
  <semantics>
    <mrow>
      <mi>i</mi>
    </mrow>
    <annotation encoding="StarMath 5.0">i</annotation>
  </semantics>
</math>
</file>